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line-height-at-least="0.1665in" style:page-number="auto"/>
    </style:style>
    <style:style style:name="P2" style:family="paragraph" style:parent-style-name="Standard">
      <style:paragraph-properties style:line-height-at-least="0.1665in"/>
    </style:style>
    <style:style style:name="P3" style:family="paragraph" style:parent-style-name="Standard">
      <style:paragraph-properties style:line-height-at-least="0.1665in" fo:break-before="page"/>
    </style:style>
    <style:style style:name="P4" style:family="paragraph" style:parent-style-name="Standard">
      <style:paragraph-properties style:line-height-at-least="0.1665in"/>
      <style:text-properties fo:font-weight="bold" style:font-weight-asian="bold"/>
    </style:style>
    <style:style style:name="P5" style:family="paragraph" style:parent-style-name="Standard" style:list-style-name="L1">
      <style:paragraph-properties style:line-height-at-least="0.1665in"/>
    </style:style>
    <style:style style:name="P6" style:family="paragraph" style:parent-style-name="Standard" style:list-style-name="L2">
      <style:paragraph-properties style:line-height-at-least="0.1665in"/>
    </style:style>
    <style:style style:name="P7" style:family="paragraph" style:parent-style-name="Standard">
      <style:paragraph-properties style:line-height-at-least="0.1665in"/>
    </style:style>
    <style:style style:name="P8" style:family="paragraph" style:parent-style-name="Standard">
      <style:paragraph-properties style:line-height-at-least="0.1665in">
        <style:tab-stops>
          <style:tab-stop style:position="1.8335in"/>
        </style:tab-stops>
      </style:paragraph-properties>
    </style:style>
    <style:style style:name="P9" style:family="paragraph" style:parent-style-name="Standard" style:list-style-name="L5">
      <style:paragraph-properties style:line-height-at-least="0.1665in"/>
    </style:style>
    <style:style style:name="P10" style:family="paragraph" style:parent-style-name="Standard" style:list-style-name="L6">
      <style:paragraph-properties style:line-height-at-least="0.1665in"/>
    </style:style>
    <style:style style:name="P11" style:family="paragraph" style:parent-style-name="Standard" style:list-style-name="L1">
      <style:paragraph-properties style:line-height-at-least="0.1665in"/>
    </style:style>
    <style:style style:name="P12" style:family="paragraph" style:parent-style-name="Standard" style:list-style-name="L10">
      <style:paragraph-properties style:line-height-at-least="0.1665in"/>
    </style:style>
    <style:style style:name="P13" style:family="paragraph" style:parent-style-name="Standard" style:list-style-name="L2">
      <style:paragraph-properties style:line-height-at-least="0.1665in"/>
    </style:style>
    <style:style style:name="P14" style:family="paragraph" style:parent-style-name="Standard" style:list-style-name="L11">
      <style:paragraph-properties style:line-height-at-least="0.1665in"/>
    </style:style>
    <style:style style:name="P15" style:family="paragraph" style:parent-style-name="Standard" style:list-style-name="L14">
      <style:paragraph-properties style:line-height-at-least="0.1665in"/>
    </style:style>
    <style:style style:name="P16" style:family="paragraph" style:parent-style-name="Standard">
      <style:paragraph-properties style:line-height-at-least="0.1665in"/>
      <style:text-properties fo:font-weight="bold" style:font-weight-asian="bold"/>
    </style:style>
    <style:style style:name="P17" style:family="paragraph" style:parent-style-name="Standard">
      <style:paragraph-properties style:line-height-at-least="0.1665in"/>
      <style:text-properties fo:font-weight="bold" style:font-weight-asian="bold" style:font-weight-complex="bold"/>
    </style:style>
    <style:style style:name="P18" style:family="paragraph" style:parent-style-name="Standard" style:list-style-name="L9">
      <style:paragraph-properties style:line-height-at-least="0.1665in"/>
      <style:text-properties fo:font-weight="bold" style:font-weight-asian="bold" style:font-weight-complex="bold"/>
    </style:style>
    <style:style style:name="P19" style:family="paragraph" style:parent-style-name="Standard" style:list-style-name="L15">
      <style:paragraph-properties style:line-height-at-least="0.1665in"/>
      <style:text-properties fo:font-weight="bold" style:font-weight-asian="bold" style:font-weight-complex="bold"/>
    </style:style>
    <style:style style:name="P20" style:family="paragraph" style:parent-style-name="Standard" style:list-style-name="L16">
      <style:paragraph-properties style:line-height-at-least="0.1665in"/>
      <style:text-properties fo:font-weight="bold" style:font-weight-asian="bold" style:font-weight-complex="bold"/>
    </style:style>
    <style:style style:name="P21" style:family="paragraph" style:parent-style-name="Standard">
      <style:paragraph-properties style:line-height-at-least="0.1665in"/>
      <style:text-properties fo:font-weight="normal" style:font-weight-asian="normal" style:font-weight-complex="normal"/>
    </style:style>
    <style:style style:name="P22" style:family="paragraph" style:parent-style-name="Standard" style:list-style-name="L4">
      <style:paragraph-properties style:line-height-at-least="0.1665in"/>
      <style:text-properties fo:font-weight="normal" style:font-weight-asian="normal" style:font-weight-complex="normal"/>
    </style:style>
    <style:style style:name="P23" style:family="paragraph" style:parent-style-name="Standard" style:list-style-name="L7">
      <style:paragraph-properties style:line-height-at-least="0.1665in"/>
      <style:text-properties fo:font-weight="normal" style:font-weight-asian="normal" style:font-weight-complex="normal"/>
    </style:style>
    <style:style style:name="P24" style:family="paragraph" style:parent-style-name="Standard" style:list-style-name="L12">
      <style:paragraph-properties style:line-height-at-least="0.1665in"/>
      <style:text-properties fo:font-weight="normal" style:font-weight-asian="normal" style:font-weight-complex="normal"/>
    </style:style>
    <style:style style:name="P25" style:family="paragraph" style:parent-style-name="Standard" style:list-style-name="L13">
      <style:paragraph-properties style:line-height-at-least="0.1665in"/>
      <style:text-properties fo:font-weight="normal" style:font-weight-asian="normal" style:font-weight-complex="normal"/>
    </style:style>
    <style:style style:name="P26" style:family="paragraph" style:parent-style-name="Standard" style:master-page-name="Standard">
      <style:paragraph-properties style:line-height-at-least="0.1665in" style:page-number="auto"/>
    </style:style>
    <style:style style:name="P27" style:family="paragraph" style:parent-style-name="Standard">
      <style:paragraph-properties style:line-height-at-least="0.1665in" fo:break-before="page"/>
    </style:style>
    <style:style style:name="P28" style:family="paragraph" style:parent-style-name="Standard">
      <style:paragraph-properties style:line-height-at-least="0.1665in" fo:break-before="page"/>
      <style:text-properties fo:font-weight="bold" style:font-weight-asian="bold" style:font-weight-complex="bold"/>
    </style:style>
    <style:style style:name="P29" style:family="paragraph" style:parent-style-name="Standard">
      <style:paragraph-properties style:line-height-at-least="0.1665in" fo:break-before="page"/>
      <style:text-properties fo:font-weight="normal" style:font-weight-asian="normal" style:font-weight-complex="normal"/>
    </style:style>
    <style:style style:name="P30" style:family="paragraph" style:parent-style-name="List_20_Paragraph" style:list-style-name="WWNum1">
      <style:paragraph-properties style:line-height-at-least="0.1665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tracked-changes>
        <text:changed-region xml:id="ct303790456" text:id="ct303790456">
          <text:insertion>
            <office:change-info>
              <dc:creator>David Heise</dc:creator>
              <dc:date>2014-10-29T14:04:00</dc:date>
            </office:change-info>
          </text:insertion>
        </text:changed-region>
        <text:changed-region xml:id="ct303790352" text:id="ct303790352">
          <text:deletion>
            <office:change-info>
              <dc:creator>David Heise</dc:creator>
              <dc:date>2014-10-29T14:04:00</dc:date>
            </office:change-info>
            <text:p text:style-name="P1">r</text:p>
          </text:deletion>
        </text:changed-region>
        <text:changed-region xml:id="ct303790560" text:id="ct303790560">
          <text:insertion>
            <office:change-info>
              <dc:creator>David Heise</dc:creator>
              <dc:date>2014-10-29T14:04:00</dc:date>
            </office:change-info>
          </text:insertion>
        </text:changed-region>
        <text:changed-region xml:id="ct303790768" text:id="ct303790768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303790664" text:id="ct303790664">
          <text:deletion>
            <office:change-info>
              <dc:creator>David Heise</dc:creator>
              <dc:date>2014-10-29T14:04:00</dc:date>
            </office:change-info>
            <text:p text:style-name="P1">user</text:p>
          </text:deletion>
        </text:changed-region>
        <text:changed-region xml:id="ct303809904" text:id="ct303809904">
          <text:insertion>
            <office:change-info>
              <dc:creator>David Heise</dc:creator>
              <dc:date>2014-10-29T14:33:00</dc:date>
            </office:change-info>
          </text:insertion>
        </text:changed-region>
        <text:changed-region xml:id="ct303810008" text:id="ct303810008">
          <text:insertion>
            <office:change-info>
              <dc:creator>David Heise</dc:creator>
              <dc:date>2014-10-29T14:34:00</dc:date>
            </office:change-info>
          </text:insertion>
        </text:changed-region>
        <text:changed-region xml:id="ct303790872" text:id="ct303790872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303791080" text:id="ct303791080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303790976" text:id="ct303790976">
          <text:deletion>
            <office:change-info>
              <dc:creator>David Heise</dc:creator>
              <dc:date>2014-10-29T14:05:00</dc:date>
            </office:change-info>
            <text:p text:style-name="P2">user </text:p>
          </text:deletion>
        </text:changed-region>
        <text:changed-region xml:id="ct303791184" text:id="ct303791184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303791392" text:id="ct303791392">
          <text:insertion>
            <office:change-info>
              <dc:creator>David Heise</dc:creator>
              <dc:date>2014-10-29T14:07:00</dc:date>
            </office:change-info>
          </text:insertion>
        </text:changed-region>
        <text:changed-region xml:id="ct303791600" text:id="ct303791600">
          <text:insertion>
            <office:change-info>
              <dc:creator>David Heise</dc:creator>
              <dc:date>2014-10-29T14:07:00</dc:date>
            </office:change-info>
          </text:insertion>
        </text:changed-region>
        <text:changed-region xml:id="ct303804496" text:id="ct303804496">
          <text:deletion>
            <office:change-info>
              <dc:creator>David Heise</dc:creator>
              <dc:date>2014-10-29T14:24:00</dc:date>
            </office:change-info>
            <text:p text:style-name="P2"/>
            <text:p text:style-name="P2"/>
          </text:deletion>
        </text:changed-region>
        <text:changed-region xml:id="ct303791288" text:id="ct303791288">
          <text:deletion>
            <office:change-info>
              <dc:creator>David Heise</dc:creator>
              <dc:date>2014-10-29T14:08:00</dc:date>
            </office:change-info>
            <text:p text:style-name="P2">2. User selects new registration</text:p>
          </text:deletion>
        </text:changed-region>
        <text:changed-region xml:id="ct303804288" text:id="ct303804288">
          <text:deletion>
            <office:change-info>
              <dc:creator>David Heise</dc:creator>
              <dc:date>2014-10-29T14:24:00</dc:date>
            </office:change-info>
            <text:p text:style-name="P2">3</text:p>
          </text:deletion>
        </text:changed-region>
        <text:changed-region xml:id="ct303804080" text:id="ct303804080">
          <text:insertion>
            <office:change-info>
              <dc:creator>David Heise</dc:creator>
              <dc:date>2014-10-29T14:24:00</dc:date>
            </office:change-info>
          </text:insertion>
        </text:changed-region>
        <text:changed-region xml:id="ct303791704" text:id="ct303791704">
          <text:deletion>
            <office:change-info>
              <dc:creator>David Heise</dc:creator>
              <dc:date>2014-10-29T14:08:00</dc:date>
            </office:change-info>
            <text:p text:style-name="P2">Display a form</text:p>
          </text:deletion>
        </text:changed-region>
        <text:changed-region xml:id="ct303791808" text:id="ct303791808">
          <text:insertion>
            <office:change-info>
              <dc:creator>David Heise</dc:creator>
              <dc:date>2014-10-29T14:08:00</dc:date>
            </office:change-info>
          </text:insertion>
        </text:changed-region>
        <text:changed-region xml:id="ct303792224" text:id="ct303792224">
          <text:deletion>
            <office:change-info>
              <dc:creator>David Heise</dc:creator>
              <dc:date>2014-10-29T14:08:00</dc:date>
            </office:change-info>
            <text:p text:style-name="P2">, </text:p>
          </text:deletion>
        </text:changed-region>
        <text:changed-region xml:id="ct303792016" text:id="ct303792016">
          <text:insertion>
            <office:change-info>
              <dc:creator>David Heise</dc:creator>
              <dc:date>2014-10-29T14:08:00</dc:date>
            </office:change-info>
          </text:insertion>
        </text:changed-region>
        <text:changed-region xml:id="ct303792536" text:id="ct303792536">
          <text:insertion>
            <office:change-info>
              <dc:creator>David Heise</dc:creator>
              <dc:date>2014-10-29T14:13:00</dc:date>
            </office:change-info>
          </text:insertion>
        </text:changed-region>
        <text:changed-region xml:id="ct303792640" text:id="ct303792640">
          <text:insertion>
            <office:change-info>
              <dc:creator>David Heise</dc:creator>
              <dc:date>2014-10-29T14:13:00</dc:date>
            </office:change-info>
          </text:insertion>
        </text:changed-region>
        <text:changed-region xml:id="ct303792120" text:id="ct303792120">
          <text:insertion>
            <office:change-info>
              <dc:creator>David Heise</dc:creator>
              <dc:date>2014-10-29T14:14:00</dc:date>
            </office:change-info>
          </text:insertion>
        </text:changed-region>
        <text:changed-region xml:id="ct303792744" text:id="ct303792744">
          <text:deletion>
            <office:change-info>
              <dc:creator>David Heise</dc:creator>
              <dc:date>2014-10-29T14:14:00</dc:date>
            </office:change-info>
            <text:p text:style-name="P2"><text:s/>contact, institution, etc.</text:p>
          </text:deletion>
        </text:changed-region>
        <text:changed-region xml:id="ct303792848" text:id="ct303792848">
          <text:insertion>
            <office:change-info>
              <dc:creator>David Heise</dc:creator>
              <dc:date>2014-10-29T14:14:00</dc:date>
            </office:change-info>
          </text:insertion>
        </text:changed-region>
        <text:changed-region xml:id="ct303804600" text:id="ct303804600">
          <text:deletion>
            <office:change-info>
              <dc:creator>David Heise</dc:creator>
              <dc:date>2014-10-29T14:24:00</dc:date>
            </office:change-info>
            <text:p text:style-name="P2">4. </text:p>
          </text:deletion>
        </text:changed-region>
        <text:changed-region xml:id="ct303804704" text:id="ct303804704">
          <text:insertion>
            <office:change-info>
              <dc:creator>David Heise</dc:creator>
              <dc:date>2014-10-29T14:24:00</dc:date>
            </office:change-info>
          </text:insertion>
        </text:changed-region>
        <text:changed-region xml:id="ct303792952" text:id="ct303792952">
          <text:insertion>
            <office:change-info>
              <dc:creator>David Heise</dc:creator>
              <dc:date>2014-10-29T14:15:00</dc:date>
            </office:change-info>
          </text:insertion>
        </text:changed-region>
        <text:changed-region xml:id="ct303792328" text:id="ct303792328">
          <text:deletion>
            <office:change-info>
              <dc:creator>David Heise</dc:creator>
              <dc:date>2014-10-29T14:15:00</dc:date>
            </office:change-info>
            <text:p text:style-name="P2">analyze and confirm information</text:p>
          </text:deletion>
        </text:changed-region>
        <text:changed-region xml:id="ct303793056" text:id="ct303793056">
          <text:insertion>
            <office:change-info>
              <dc:creator>David Heise</dc:creator>
              <dc:date>2014-10-29T14:15:00</dc:date>
            </office:change-info>
          </text:insertion>
        </text:changed-region>
        <text:changed-region xml:id="ct303805016" text:id="ct303805016">
          <text:insertion>
            <office:change-info>
              <dc:creator>David Heise</dc:creator>
              <dc:date>2014-10-29T14:25:00</dc:date>
            </office:change-info>
          </text:insertion>
        </text:changed-region>
        <text:changed-region xml:id="ct303794304" text:id="ct303794304">
          <text:insertion>
            <office:change-info>
              <dc:creator>David Heise</dc:creator>
              <dc:date>2014-10-29T14:16:00</dc:date>
            </office:change-info>
          </text:insertion>
        </text:changed-region>
        <text:changed-region xml:id="ct305515112" text:id="ct305515112">
          <text:insertion>
            <office:change-info>
              <dc:creator>David Heise</dc:creator>
              <dc:date>2014-10-29T14:16:00</dc:date>
            </office:change-info>
          </text:insertion>
        </text:changed-region>
        <text:changed-region xml:id="ct303791496" text:id="ct303791496">
          <text:insertion>
            <office:change-info>
              <dc:creator>David Heise</dc:creator>
              <dc:date>2014-10-29T14:17:00</dc:date>
            </office:change-info>
          </text:insertion>
        </text:changed-region>
        <text:changed-region xml:id="ct303804184" text:id="ct303804184">
          <text:insertion>
            <office:change-info>
              <dc:creator>David Heise</dc:creator>
              <dc:date>2014-10-29T14:24:00</dc:date>
            </office:change-info>
          </text:insertion>
        </text:changed-region>
        <text:changed-region xml:id="ct303794408" text:id="ct303794408">
          <text:insertion>
            <office:change-info>
              <dc:creator>David Heise</dc:creator>
              <dc:date>2014-10-29T14:29:00</dc:date>
            </office:change-info>
          </text:insertion>
        </text:changed-region>
        <text:changed-region xml:id="ct303796800" text:id="ct303796800">
          <text:insertion>
            <office:change-info>
              <dc:creator>David Heise</dc:creator>
              <dc:date>2014-10-29T14:19:00</dc:date>
            </office:change-info>
          </text:insertion>
        </text:changed-region>
        <text:changed-region xml:id="ct303797216" text:id="ct303797216">
          <text:deletion>
            <office:change-info>
              <dc:creator>David Heise</dc:creator>
              <dc:date>2014-10-29T14:19:00</dc:date>
            </office:change-info>
            <text:p text:style-name="P2">home page <text:s/></text:p>
          </text:deletion>
        </text:changed-region>
        <text:changed-region xml:id="ct303807096" text:id="ct303807096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7200" text:id="ct303807200">
          <text:deletion>
            <office:change-info>
              <dc:creator>David Heise</dc:creator>
              <dc:date>2014-10-29T14:26:00</dc:date>
            </office:change-info>
            <text:p text:style-name="P3"><text:span text:style-name="T1"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/>
            <text:p text:style-name="P4"/>
            <text:p text:style-name="P4"/>
            <text:p text:style-name="P2"><text:span text:style-name="T1"/></text:p>
          </text:deletion>
        </text:changed-region>
        <text:changed-region xml:id="ct303804912" text:id="ct303804912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7304" text:id="ct303807304">
          <text:deletion>
            <office:change-info>
              <dc:creator>David Heise</dc:creator>
              <dc:date>2014-10-29T14:26:00</dc:date>
            </office:change-info>
            <text:p text:style-name="P2"><text:s/></text:p>
          </text:deletion>
        </text:changed-region>
        <text:changed-region xml:id="ct303807408" text:id="ct303807408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7512" text:id="ct303807512">
          <text:deletion>
            <office:change-info>
              <dc:creator>David Heise</dc:creator>
              <dc:date>2014-10-29T14:26:00</dc:date>
            </office:change-info>
            <text:p text:style-name="P2"><text:s/>to reviewer home page </text:p>
          </text:deletion>
        </text:changed-region>
        <text:changed-region xml:id="ct303810112" text:id="ct303810112">
          <text:insertion>
            <office:change-info>
              <dc:creator>David Heise</dc:creator>
              <dc:date>2014-10-29T14:34:00</dc:date>
            </office:change-info>
          </text:insertion>
        </text:changed-region>
        <text:changed-region xml:id="ct303809696" text:id="ct303809696">
          <text:insertion>
            <office:change-info>
              <dc:creator>David Heise</dc:creator>
              <dc:date>2014-10-29T14:33:00</dc:date>
            </office:change-info>
          </text:insertion>
        </text:changed-region>
        <text:changed-region xml:id="ct303807824" text:id="ct303807824">
          <text:deletion>
            <office:change-info>
              <dc:creator>David Heise</dc:creator>
              <dc:date>2014-10-29T14:26:00</dc:date>
            </office:change-info>
            <text:p text:style-name="P2">5. </text:p>
          </text:deletion>
        </text:changed-region>
        <text:changed-region xml:id="ct303807720" text:id="ct303807720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7616" text:id="ct303807616">
          <text:deletion>
            <office:change-info>
              <dc:creator>David Heise</dc:creator>
              <dc:date>2014-10-29T14:26:00</dc:date>
            </office:change-info>
            <text:p text:style-name="P2"><text:s/></text:p>
          </text:deletion>
        </text:changed-region>
        <text:changed-region xml:id="ct303808032" text:id="ct303808032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8136" text:id="ct303808136">
          <text:deletion>
            <office:change-info>
              <dc:creator>David Heise</dc:creator>
              <dc:date>2014-10-29T14:26:00</dc:date>
            </office:change-info>
            <text:p text:style-name="P2"><text:s/></text:p>
          </text:deletion>
        </text:changed-region>
        <text:changed-region xml:id="ct303807928" text:id="ct303807928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8240" text:id="ct303808240">
          <text:deletion>
            <office:change-info>
              <dc:creator>David Heise</dc:creator>
              <dc:date>2014-10-29T14:27:00</dc:date>
            </office:change-info>
            <text:p text:style-name="P2">data</text:p>
          </text:deletion>
        </text:changed-region>
        <text:changed-region xml:id="ct303808344" text:id="ct303808344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303808552" text:id="ct303808552">
          <text:deletion>
            <office:change-info>
              <dc:creator>David Heise</dc:creator>
              <dc:date>2014-10-29T14:27:00</dc:date>
            </office:change-info>
            <text:p text:style-name="P2">E</text:p>
          </text:deletion>
        </text:changed-region>
        <text:changed-region xml:id="ct303808656" text:id="ct303808656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303808760" text:id="ct303808760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303808864" text:id="ct303808864">
          <text:deletion>
            <office:change-info>
              <dc:creator>David Heise</dc:creator>
              <dc:date>2014-10-29T14:27:00</dc:date>
            </office:change-info>
            <text:p text:style-name="P2">signed in</text:p>
          </text:deletion>
        </text:changed-region>
        <text:changed-region xml:id="ct303808968" text:id="ct303808968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303808448" text:id="ct303808448">
          <text:insertion>
            <office:change-info>
              <dc:creator>David Heise</dc:creator>
              <dc:date>2014-10-29T14:28:00</dc:date>
            </office:change-info>
          </text:insertion>
        </text:changed-region>
        <text:changed-region xml:id="ct303809176" text:id="ct303809176">
          <text:insertion>
            <office:change-info>
              <dc:creator>David Heise</dc:creator>
              <dc:date>2014-10-29T14:29:00</dc:date>
            </office:change-info>
          </text:insertion>
        </text:changed-region>
        <text:changed-region xml:id="ct303809384" text:id="ct303809384">
          <text:deletion>
            <office:change-info>
              <dc:creator>David Heise</dc:creator>
              <dc:date>2014-10-29T14:33:00</dc:date>
            </office:change-info>
            <text:p text:style-name="P4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/>
          </text:deletion>
        </text:changed-region>
        <text:changed-region xml:id="ct303809488" text:id="ct303809488">
          <text:insertion>
            <office:change-info>
              <dc:creator>David Heise</dc:creator>
              <dc:date>2014-10-29T14:33:00</dc:date>
            </office:change-info>
          </text:insertion>
        </text:changed-region>
        <text:changed-region xml:id="ct303810528" text:id="ct303810528">
          <text:insertion>
            <office:change-info>
              <dc:creator>David Heise</dc:creator>
              <dc:date>2014-10-29T14:39:00</dc:date>
            </office:change-info>
          </text:insertion>
        </text:changed-region>
        <text:changed-region xml:id="ct303809800" text:id="ct303809800">
          <text:insertion>
            <office:change-info>
              <dc:creator>David Heise</dc:creator>
              <dc:date>2014-10-29T14:34:00</dc:date>
            </office:change-info>
          </text:insertion>
        </text:changed-region>
        <text:changed-region xml:id="ct303810944" text:id="ct303810944">
          <text:insertion>
            <office:change-info>
              <dc:creator>David Heise</dc:creator>
              <dc:date>2014-10-29T14:39:00</dc:date>
            </office:change-info>
          </text:insertion>
        </text:changed-region>
        <text:changed-region xml:id="ct303811152" text:id="ct303811152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303811256" text:id="ct303811256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305504608" text:id="ct305504608">
          <text:insertion>
            <office:change-info>
              <dc:creator>David Heise</dc:creator>
              <dc:date>2014-10-29T14:44:00</dc:date>
            </office:change-info>
          </text:insertion>
        </text:changed-region>
        <text:changed-region xml:id="ct303811464" text:id="ct303811464">
          <text:deletion>
            <office:change-info>
              <dc:creator>David Heise</dc:creator>
              <dc:date>2014-10-29T14:40:00</dc:date>
            </office:change-info>
            <text:p text:style-name="P2"><text:s/>be</text:p>
          </text:deletion>
        </text:changed-region>
        <text:changed-region xml:id="ct303811360" text:id="ct303811360">
          <text:deletion>
            <office:change-info>
              <dc:creator>David Heise</dc:creator>
              <dc:date>2014-10-29T14:40:00</dc:date>
            </office:change-info>
            <text:p text:style-name="P2">s</text:p>
          </text:deletion>
        </text:changed-region>
        <text:changed-region xml:id="ct303811048" text:id="ct303811048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303811568" text:id="ct303811568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304368672" text:id="ct304368672">
          <text:deletion>
            <office:change-info>
              <dc:creator>David Heise</dc:creator>
              <dc:date>2014-10-29T14:41:00</dc:date>
            </office:change-info>
            <text:p text:style-name="P2">1</text:p>
          </text:deletion>
        </text:changed-region>
        <text:changed-region xml:id="ct303811776" text:id="ct303811776">
          <text:deletion>
            <office:change-info>
              <dc:creator>David Heise</dc:creator>
              <dc:date>2014-10-29T14:41:00</dc:date>
            </office:change-info>
            <text:p text:style-name="P2">enters</text:p>
          </text:deletion>
        </text:changed-region>
        <text:changed-region xml:id="ct303811672" text:id="ct303811672">
          <text:insertion>
            <office:change-info>
              <dc:creator>David Heise</dc:creator>
              <dc:date>2014-10-29T14:41:00</dc:date>
            </office:change-info>
          </text:insertion>
        </text:changed-region>
        <text:changed-region xml:id="ct305503464" text:id="ct305503464">
          <text:insertion>
            <office:change-info>
              <dc:creator>David Heise</dc:creator>
              <dc:date>2014-10-29T14:41:00</dc:date>
            </office:change-info>
          </text:insertion>
        </text:changed-region>
        <text:changed-region xml:id="ct305503152" text:id="ct305503152">
          <text:deletion>
            <office:change-info>
              <dc:creator>David Heise</dc:creator>
              <dc:date>2014-10-29T14:41:00</dc:date>
            </office:change-info>
            <text:list xml:id="list7534752585617536805" text:style-name="L1">
              <text:list-item>
                <text:p text:style-name="P5"/>
              </text:list-item>
              <text:list-item>
                <text:p text:style-name="P5"/>
              </text:list-item>
            </text:list>
          </text:deletion>
        </text:changed-region>
        <text:changed-region xml:id="ct305503256" text:id="ct305503256">
          <text:insertion>
            <office:change-info>
              <dc:creator>David Heise</dc:creator>
              <dc:date>2014-10-29T14:42:00</dc:date>
            </office:change-info>
          </text:insertion>
        </text:changed-region>
        <text:changed-region xml:id="ct300819680" text:id="ct300819680">
          <text:insertion>
            <office:change-info>
              <dc:creator>David Heise</dc:creator>
              <dc:date>2014-10-29T14:41:00</dc:date>
            </office:change-info>
          </text:insertion>
        </text:changed-region>
        <text:changed-region xml:id="ct305503360" text:id="ct305503360">
          <text:insertion>
            <office:change-info>
              <dc:creator>David Heise</dc:creator>
              <dc:date>2014-10-29T14:42:00</dc:date>
            </office:change-info>
          </text:insertion>
        </text:changed-region>
        <text:changed-region xml:id="ct305503672" text:id="ct305503672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305503568" text:id="ct305503568">
          <text:deletion>
            <office:change-info>
              <dc:creator>David Heise</dc:creator>
              <dc:date>2014-10-29T14:43:00</dc:date>
            </office:change-info>
            <text:p text:style-name="P2"><text:span text:style-name="T1"/></text:p>
            <text:p text:style-name="P2">1. Page will navigate to data confirmation page</text:p>
          </text:deletion>
        </text:changed-region>
        <text:changed-region xml:id="ct305503880" text:id="ct305503880">
          <text:deletion>
            <office:change-info>
              <dc:creator>David Heise</dc:creator>
              <dc:date>2014-10-29T14:43:00</dc:date>
            </office:change-info>
            <text:p text:style-name="P2">2</text:p>
          </text:deletion>
        </text:changed-region>
        <text:changed-region xml:id="ct305504296" text:id="ct305504296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305504192" text:id="ct305504192">
          <text:deletion>
            <office:change-info>
              <dc:creator>David Heise</dc:creator>
              <dc:date>2014-10-29T14:43:00</dc:date>
            </office:change-info>
            <text:p text:style-name="P2"><text:s/>and n</text:p>
          </text:deletion>
        </text:changed-region>
        <text:changed-region xml:id="ct305504088" text:id="ct305504088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305503984" text:id="ct305503984">
          <text:deletion>
            <office:change-info>
              <dc:creator>David Heise</dc:creator>
              <dc:date>2014-10-29T14:43:00</dc:date>
            </office:change-info>
            <text:p text:style-name="P2">avigated </text:p>
          </text:deletion>
        </text:changed-region>
        <text:changed-region xml:id="ct305503776" text:id="ct305503776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305504400" text:id="ct305504400">
          <text:insertion>
            <office:change-info>
              <dc:creator>David Heise</dc:creator>
              <dc:date>2014-10-29T14:44:00</dc:date>
            </office:change-info>
          </text:insertion>
        </text:changed-region>
        <text:changed-region xml:id="ct305504504" text:id="ct305504504">
          <text:insertion>
            <office:change-info>
              <dc:creator>David Heise</dc:creator>
              <dc:date>2014-10-29T14:44:00</dc:date>
            </office:change-info>
          </text:insertion>
        </text:changed-region>
        <text:changed-region xml:id="ct305505128" text:id="ct305505128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305503048" text:id="ct305503048">
          <text:deletion>
            <office:change-info>
              <dc:creator>David Heise</dc:creator>
              <dc:date>2014-10-29T14:45:00</dc:date>
            </office:change-info>
            <text:p text:style-name="P3"><text:span text:style-name="T1"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/>
            <text:p text:style-name="P4"/>
            <text:p text:style-name="P2"><text:span text:style-name="T1"/></text:p>
          </text:deletion>
        </text:changed-region>
        <text:changed-region xml:id="ct305504816" text:id="ct305504816">
          <text:deletion>
            <office:change-info>
              <dc:creator>David Heise</dc:creator>
              <dc:date>2014-10-29T14:46:00</dc:date>
            </office:change-info>
            <text:p text:style-name="P2"><text:span text:style-name="T1">view</text:span></text:p>
          </text:deletion>
        </text:changed-region>
        <text:changed-region xml:id="ct305505232" text:id="ct305505232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305515216" text:id="ct305515216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305516048" text:id="ct305516048">
          <text:insertion>
            <office:change-info>
              <dc:creator>David Heise</dc:creator>
              <dc:date>2014-10-29T14:50:00</dc:date>
            </office:change-info>
          </text:insertion>
        </text:changed-region>
        <text:changed-region xml:id="ct305504920" text:id="ct305504920">
          <text:deletion>
            <office:change-info>
              <dc:creator>David Heise</dc:creator>
              <dc:date>2014-10-29T14:46:00</dc:date>
            </office:change-info>
            <text:p text:style-name="P2"><text:s/></text:p>
          </text:deletion>
        </text:changed-region>
        <text:changed-region xml:id="ct305505024" text:id="ct305505024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305515528" text:id="ct305515528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305515320" text:id="ct305515320">
          <text:insertion>
            <office:change-info>
              <dc:creator>David Heise</dc:creator>
              <dc:date>2014-10-29T14:47:00</dc:date>
            </office:change-info>
          </text:insertion>
        </text:changed-region>
        <text:changed-region xml:id="ct305504712" text:id="ct305504712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305515008" text:id="ct305515008">
          <text:deletion>
            <office:change-info>
              <dc:creator>David Heise</dc:creator>
              <dc:date>2014-10-29T14:47:00</dc:date>
            </office:change-info>
            <text:p text:style-name="P2">s</text:p>
          </text:deletion>
        </text:changed-region>
        <text:changed-region xml:id="ct305515632" text:id="ct305515632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305515424" text:id="ct305515424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305515840" text:id="ct305515840">
          <text:deletion>
            <office:change-info>
              <dc:creator>David Heise</dc:creator>
              <dc:date>2014-10-29T14:49:00</dc:date>
            </office:change-info>
            <text:list xml:id="list8450765130609938460" text:style-name="L2">
              <text:list-item>
                <text:p text:style-name="P6"/>
              </text:list-item>
            </text:list>
            <text:p text:style-name="P2">4. User enters a feedback via review frame</text:p>
            <text:list xml:id="list34523410" text:continue-numbering="true" text:style-name="L2">
              <text:list-item>
                <text:p text:style-name="P6">5. User submits review</text:p>
              </text:list-item>
            </text:list>
          </text:deletion>
        </text:changed-region>
        <text:changed-region xml:id="ct305515944" text:id="ct305515944">
          <text:insertion>
            <office:change-info>
              <dc:creator>David Heise</dc:creator>
              <dc:date>2014-10-29T14:51:00</dc:date>
            </office:change-info>
          </text:insertion>
        </text:changed-region>
        <text:changed-region xml:id="ct307964840" text:id="ct307964840">
          <text:insertion>
            <office:change-info>
              <dc:creator>David Heise</dc:creator>
              <dc:date>2014-10-31T14:21:00</dc:date>
            </office:change-info>
          </text:insertion>
        </text:changed-region>
        <text:changed-region xml:id="ct307964944" text:id="ct307964944">
          <text:insertion>
            <office:change-info>
              <dc:creator>David Heise</dc:creator>
              <dc:date>2014-10-31T14:22:00</dc:date>
            </office:change-info>
          </text:insertion>
        </text:changed-region>
        <text:changed-region xml:id="ct307964736" text:id="ct307964736">
          <text:insertion>
            <office:change-info>
              <dc:creator>David Heise</dc:creator>
              <dc:date>2014-10-31T14:27:00</dc:date>
            </office:change-info>
          </text:insertion>
        </text:changed-region>
        <text:changed-region xml:id="ct305516256" text:id="ct305516256">
          <text:deletion>
            <office:change-info>
              <dc:creator>David Heise</dc:creator>
              <dc:date>2014-10-29T14:51:00</dc:date>
            </office:change-info>
            <text:p text:style-name="P2">be able to </text:p>
          </text:deletion>
        </text:changed-region>
        <text:changed-region xml:id="ct305516152" text:id="ct305516152">
          <text:insertion>
            <office:change-info>
              <dc:creator>David Heise</dc:creator>
              <dc:date>2014-10-29T14:51:00</dc:date>
            </office:change-info>
          </text:insertion>
        </text:changed-region>
        <text:changed-region xml:id="ct305516360" text:id="ct305516360">
          <text:deletion>
            <office:change-info>
              <dc:creator>David Heise</dc:creator>
              <dc:date>2014-10-29T14:51:00</dc:date>
            </office:change-info>
            <text:p text:style-name="P2"><text:s/>and save assign paper </text:p>
          </text:deletion>
        </text:changed-region>
        <text:changed-region xml:id="ct305515736" text:id="ct305515736">
          <text:insertion>
            <office:change-info>
              <dc:creator>David Heise</dc:creator>
              <dc:date>2014-10-29T14:51:00</dc:date>
            </office:change-info>
          </text:insertion>
        </text:changed-region>
        <text:changed-region xml:id="ct307964320" text:id="ct307964320">
          <text:insertion>
            <office:change-info>
              <dc:creator>David Heise</dc:creator>
              <dc:date>2014-10-31T14:28:00</dc:date>
            </office:change-info>
          </text:insertion>
        </text:changed-region>
        <text:changed-region xml:id="ct307964216" text:id="ct307964216">
          <text:insertion>
            <office:change-info>
              <dc:creator>David Heise</dc:creator>
              <dc:date>2014-10-31T14:29:00</dc:date>
            </office:change-info>
          </text:insertion>
        </text:changed-region>
        <text:changed-region xml:id="ct307964424" text:id="ct307964424">
          <text:insertion>
            <office:change-info>
              <dc:creator>David Heise</dc:creator>
              <dc:date>2014-10-31T14:30:00</dc:date>
            </office:change-info>
          </text:insertion>
        </text:changed-region>
        <text:changed-region xml:id="ct307963800" text:id="ct307963800">
          <text:insertion>
            <office:change-info>
              <dc:creator>David Heise</dc:creator>
              <dc:date>2014-10-31T14:31:00</dc:date>
            </office:change-info>
          </text:insertion>
        </text:changed-region>
        <text:changed-region xml:id="ct307963592" text:id="ct307963592">
          <text:insertion>
            <office:change-info>
              <dc:creator>David Heise</dc:creator>
              <dc:date>2014-10-31T14:32:00</dc:date>
            </office:change-info>
          </text:insertion>
        </text:changed-region>
        <text:changed-region xml:id="ct307964632" text:id="ct307964632">
          <text:insertion>
            <office:change-info>
              <dc:creator>David Heise</dc:creator>
              <dc:date>2014-10-31T14:33:00</dc:date>
            </office:change-info>
          </text:insertion>
        </text:changed-region>
        <text:changed-region xml:id="ct307958288" text:id="ct307958288">
          <text:insertion>
            <office:change-info>
              <dc:creator>David Heise</dc:creator>
              <dc:date>2014-10-31T14:34:00</dc:date>
            </office:change-info>
          </text:insertion>
        </text:changed-region>
        <text:changed-region xml:id="ct307964112" text:id="ct307964112">
          <text:insertion>
            <office:change-info>
              <dc:creator>David Heise</dc:creator>
              <dc:date>2014-10-31T14:36:00</dc:date>
            </office:change-info>
          </text:insertion>
        </text:changed-region>
        <text:changed-region xml:id="ct307963904" text:id="ct307963904">
          <text:insertion>
            <office:change-info>
              <dc:creator>David Heise</dc:creator>
              <dc:date>2014-10-31T14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 name</text:span>: <text:change-start text:change-id="ct303790456"/>R<text:change-end text:change-id="ct303790456"/><text:change text:change-id="ct303790352"/>egister as a new <text:change-start text:change-id="ct303790560"/>revi<text:change-end text:change-id="ct303790560"/><text:change-start text:change-id="ct303790768"/>ewer<text:change-end text:change-id="ct303790768"/><text:change text:change-id="ct303790664"/><text:change-start text:change-id="ct303809904"/><text:tab/><text:tab/><text:tab/><text:change-end text:change-id="ct303809904"/><text:change-start text:change-id="ct303810008"/><text:span text:style-name="T3">PRIORITY: <text:s/></text:span><text:span text:style-name="T4">HIGH</text:span><text:change-end text:change-id="ct303810008"/><text:change-start text:change-id="ct303790872"/></text:p>
      <text:p text:style-name="P2">Use case number: <text:s/>R-1<text:change-end text:change-id="ct303790872"/></text:p>
      <text:p text:style-name="P2"><text:span text:style-name="T1">Actor:</text:span> Reviewer<text:tab/></text:p>
      <text:p text:style-name="P2"><text:span text:style-name="T1">Description:</text:span> A <text:change-start text:change-id="ct303791080"/>new reviewer <text:change-end text:change-id="ct303791080"/><text:change text:change-id="ct303790976"/>of the system creates an account</text:p>
      <text:p text:style-name="P8"><text:span text:style-name="T1">Preconditions:</text:span> None<text:change-start text:change-id="ct303791184"/> <text:s/>(user has navigated to <text:change-end text:change-id="ct303791184"/><text:change-start text:change-id="ct303791392"/>the main page and clicked on “Register” under reviewer functionality<text:change-end text:change-id="ct303791392"/><text:tab/></text:p>
      <text:p text:style-name="P2"><text:span text:style-name="T1">Normal Course</text:span></text:p>
      <text:p text:style-name="P2">1. Displays new reviewer registration<text:change-start text:change-id="ct303791600"/> page<text:change-end text:change-id="ct303791600"/><text:change text:change-id="ct303804496"/><text:change text:change-id="ct303791288"/></text:p>
      <text:p text:style-name="P2"><text:change text:change-id="ct303804288"/><text:change-start text:change-id="ct303804080"/>2<text:change-end text:change-id="ct303804080"/>. <text:change text:change-id="ct303791704"/><text:change-start text:change-id="ct303791808"/>Accept inputs<text:change-end text:change-id="ct303791808"/> for registration information<text:change text:change-id="ct303792224"/><text:change-start text:change-id="ct303792016"/>(<text:change-end text:change-id="ct303792016"/><text:change-start text:change-id="ct303792536"/>last <text:change-end text:change-id="ct303792536"/>name,<text:change-start text:change-id="ct303792640"/> first name, institution, state, <text:change-end text:change-id="ct303792640"/><text:change-start text:change-id="ct303792120"/>country, telephone number, e-mail address, password, confirm password, available to review current conference (YES/NO), available to review other CCSC conferences (YES/NO)<text:change-end text:change-id="ct303792120"/><text:change text:change-id="ct303792744"/><text:change-start text:change-id="ct303792848"/>)<text:change-end text:change-id="ct303792848"/></text:p>
      <text:p text:style-name="P2"><text:change text:change-id="ct303804600"/><text:change-start text:change-id="ct303804704"/>3. <text:change-end text:change-id="ct303804704"/>User enters information <text:change-start text:change-id="ct303792952"/>and submits<text:change-end text:change-id="ct303792952"/></text:p>
      <text:list xml:id="list2892707296151759593" text:style-name="L5">
        <text:list-item>
          <text:p text:style-name="P9">Systems <text:change text:change-id="ct303792328"/><text:change-start text:change-id="ct303793056"/>validates inputs and prints success message<text:change-end text:change-id="ct303793056"/><text:change-start text:change-id="ct303805016"/></text:p>
        </text:list-item>
        <text:list-item>
          <text:p text:style-name="P9"><text:change-end text:change-id="ct303805016"/><text:change-start text:change-id="ct303794304"/>Add message to log file</text:p>
        </text:list-item>
        <text:list-item>
          <text:p text:style-name="P9">User clicks on “Go To Reviewer Login” page</text:p>
        </text:list-item>
      </text:list>
      <text:p text:style-name="P17">Alternative Course (error)</text:p>
      <text:p text:style-name="P21">4. If inputs not validated or other problem in adding registration, error message pri<text:change-end text:change-id="ct305515112"/><text:change-start text:change-id="ct303791496"/>nted</text:p>
      <text:list xml:id="list5572168203545653103" text:style-name="L4">
        <text:list-item>
          <text:p text:style-name="P22">(ERROR) message added to log file<text:change-end text:change-id="ct303791496"/><text:change-start text:change-id="ct303804184"/></text:p>
        </text:list-item>
        <text:list-item>
          <text:p text:style-name="P22">User has option to go back to step <text:change-end text:change-id="ct303804184"/><text:change-start text:change-id="ct303794408"/>#1 of Normal Course<text:change-end text:change-id="ct303794408"/></text:p>
        </text:list-item>
      </text:list>
      <text:p text:style-name="P2"><text:span text:style-name="T1">Post conditions</text:span></text:p>
      <text:p text:style-name="P2">1. User is directed to <text:change-start text:change-id="ct303796800"/>reviewer login page<text:change-end text:change-id="ct303796800"/><text:change text:change-id="ct30379721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change-start text:change-id="ct303807096"/></text:p>
      <text:p text:style-name="P3"><text:change-end text:change-id="ct303807096"/><text:change text:change-id="ct303807200"/><text:span text:style-name="T1">Use case name:</text:span> <text:change-start text:change-id="ct303804912"/>Reviewer <text:change-end text:change-id="ct303804912"/>Log<text:change text:change-id="ct303807304"/><text:change-start text:change-id="ct303807408"/>-<text:change-end text:change-id="ct303807408"/>in<text:change text:change-id="ct303807512"/><text:change-start text:change-id="ct303810112"/><text:tab/><text:tab/><text:tab/><text:tab/><text:span text:style-name="T3">PRIORITY: <text:s/></text:span><text:span text:style-name="T4">HIGH</text:span><text:change-end text:change-id="ct303810112"/></text:p>
      <text:p text:style-name="P2"><text:change-start text:change-id="ct303809696"/><text:span text:style-name="T1">Use case number: <text:s/></text:span><text:span text:style-name="T4">R-2</text:span></text:p>
      <text:p text:style-name="P2"><text:change-end text:change-id="ct303809696"/><text:span text:style-name="T1">Actor:</text:span> Reviewer </text:p>
      <text:p text:style-name="P2"><text:change text:change-id="ct303807824"/>Description: reviewer log<text:change-start text:change-id="ct303807720"/>s<text:change-end text:change-id="ct303807720"/> in<text:change text:change-id="ct303807616"/>to <text:change-start text:change-id="ct303808032"/>site to access <text:change-end text:change-id="ct303808032"/>review<text:change text:change-id="ct303808136"/><text:change-start text:change-id="ct303807928"/>ing assignments<text:change-end text:change-id="ct303807928"/><text:change text:change-id="ct303808240"/></text:p>
      <text:p text:style-name="P2"><text:span text:style-name="T1">Preconditions </text:span></text:p>
      <text:p text:style-name="P2">1. User navigate to reviewer login page </text:p>
      <text:p text:style-name="P2"><text:span text:style-name="T1">Normal Courses</text:span></text:p>
      <text:p text:style-name="P2">1. System display a prompt for reviewer id and password </text:p>
      <text:p text:style-name="P2">2. <text:change-start text:change-id="ct303808344"/>User <text:change-end text:change-id="ct303808344"/><text:change text:change-id="ct303808552"/><text:change-start text:change-id="ct303808656"/>e<text:change-end text:change-id="ct303808656"/>nter<text:change-start text:change-id="ct303808760"/>s<text:change-end text:change-id="ct303808760"/> reviewer id and password </text:p>
      <text:list xml:id="list4138334625831492708" text:style-name="L6">
        <text:list-item>
          <text:p text:style-name="P10">The user is <text:change text:change-id="ct303808864"/><text:change-start text:change-id="ct303808968"/>directed to the Reviewer Home page</text:p>
        </text:list-item>
        <text:list-item>
          <text:p text:style-name="P10">Add <text:change-end text:change-id="ct303808968"/><text:change-start text:change-id="ct303808448"/>message to log file</text:p>
        </text:list-item>
      </text:list>
      <text:p text:style-name="P17">Alternative Course (error)</text:p>
      <text:list xml:id="list2914148555141939451" text:style-name="L7">
        <text:list-item>
          <text:p text:style-name="P23">If error with reviewer credentials or other problem, an error message is displayed</text:p>
        </text:list-item>
        <text:list-item>
          <text:p text:style-name="P23">(ERROR) message is added to log file</text:p>
        </text:list-item>
        <text:list-item>
          <text:p text:style-name="P23"><text:change-end text:change-id="ct303808448"/><text:change-start text:change-id="ct303809176"/>User is given option to go back to step #1 of normal course<text:change-end text:change-id="ct303809176"/></text:p>
        </text:list-item>
      </text:list>
      <text:p text:style-name="P2"><text:span text:style-name="T1">Post Conditions</text:span></text:p>
      <text:list xml:id="list412152646894086698" text:style-name="WWNum1">
        <text:list-item>
          <text:p text:style-name="P30">System displays home page for reviewer</text:p>
        </text:list-item>
      </text:list>
      <text:p text:style-name="P2"/>
      <text:p text:style-name="P2"/>
      <text:p text:style-name="P2"/>
      <text:p text:style-name="P2"/>
      <text:p text:style-name="P4"><text:change text:change-id="ct303809384"/></text:p>
      <text:p text:style-name="P4"/>
      <text:p text:style-name="P4"/>
      <text:p text:style-name="P4"/>
      <text:p text:style-name="P4"/>
      <text:p text:style-name="P2"><text:change-start text:change-id="ct303809488"/><text:span text:style-name="T1"/></text:p>
      <text:p text:style-name="P29"><text:change-end text:change-id="ct303809488"/><text:change-start text:change-id="ct303810528"/>NOTE: <text:s/>This use case should be further verified before implementing.</text:p>
      <text:p text:style-name="P2"><text:change-end text:change-id="ct303810528"/><text:span text:style-name="T1">Use Case</text:span>: retrieve log in <text:change-start text:change-id="ct303809800"/><text:tab/><text:tab/><text:tab/><text:tab/><text:tab/><text:span text:style-name="T3">PRIORITY: <text:s/></text:span><text:span text:style-name="T4">low</text:span></text:p>
      <text:p text:style-name="P17">Use Case #:<text:span text:style-name="T4"> <text:s/>R-3</text:span><text:change-end text:change-id="ct303809800"/></text:p>
      <text:p text:style-name="P2"><text:span text:style-name="T1">Actor:</text:span> Reviewer</text:p>
      <text:p text:style-name="P2"><text:span text:style-name="T1">Preconditions</text:span></text:p>
      <text:p text:style-name="P2">1. User must be registered</text:p>
      <text:p text:style-name="P2">Normal Course</text:p>
      <text:p text:style-name="P2">1. User access log in page</text:p>
      <text:p text:style-name="P2">2. User click forgot id/password link</text:p>
      <text:p text:style-name="P2">3. User is prompt to a screen to enter email</text:p>
      <text:p text:style-name="P2">4. System sends email with password and user name</text:p>
      <text:p text:style-name="P2">5. User logs in </text:p>
      <text:p text:style-name="P2">6. System confirms</text:p>
      <text:p text:style-name="P2"><text:span text:style-name="T1">Post condition</text:span></text:p>
      <text:p text:style-name="P2">1. User is logged in with updated password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change-start text:change-id="ct303810944"/><text:span text:style-name="T1"/></text:p>
      <text:p text:style-name="P3"><text:change-end text:change-id="ct303810944"/><text:span text:style-name="T1">Use case:</text:span> update <text:change-start text:change-id="ct303811152"/>reviewer <text:change-end text:change-id="ct303811152"/>registration <text:change-start text:change-id="ct303811256"/>information<text:change-end text:change-id="ct303811256"/><text:change-start text:change-id="ct305504608"/><text:tab/><text:tab/><text:span text:style-name="T3">PRIORITY:</text:span><text:span text:style-name="T4"> <text:s text:c="2"/>Medium</text:span><text:tab/></text:p>
      <text:p text:style-name="P17">Use case #:<text:span text:style-name="T4"> <text:s/>R-4</text:span><text:change-end text:change-id="ct305504608"/></text:p>
      <text:p text:style-name="P2"><text:span text:style-name="T1">Actor:</text:span> Reviewer</text:p>
      <text:p text:style-name="P2"><text:span text:style-name="T1">Description:</text:span> User will be able to update personal information </text:p>
      <text:p text:style-name="P2"><text:span text:style-name="T1">Preconditions: </text:span></text:p>
      <text:p text:style-name="P2">1. User must be registered</text:p>
      <text:p text:style-name="P2">2. User must be logged in </text:p>
      <text:p text:style-name="P2">3. User must<text:change text:change-id="ct303811464"/> navigate<text:change text:change-id="ct303811360"/> to <text:change-start text:change-id="ct303811048"/>update <text:change-end text:change-id="ct303811048"/>account information</text:p>
      <text:p text:style-name="P2"><text:span text:style-name="T1">Normal Courses</text:span></text:p>
      <text:p text:style-name="P2"><text:change-start text:change-id="ct303811568"/>1. <text:s/>System displays current registration information</text:p>
      <text:list xml:id="list34540827" text:continue-list="list7534752585617536805" text:style-name="L1">
        <text:list-item>
          <text:p text:style-name="P5"><text:change-end text:change-id="ct303811568"/><text:change text:change-id="ct304368672"/>User <text:change text:change-id="ct303811776"/><text:change-start text:change-id="ct303811672"/>changes<text:change-end text:change-id="ct303811672"/> data that needs to be updated<text:change-start text:change-id="ct305503464"/></text:p>
        </text:list-item>
        <text:list-item>
          <text:p text:style-name="P5"><text:change-end text:change-id="ct305503464"/><text:change text:change-id="ct305503152"/>User clicks save or update link<text:change-start text:change-id="ct305503256"/></text:p>
        </text:list-item>
        <text:list-item>
          <text:p text:style-name="P5">Success message output to user</text:p>
        </text:list-item>
        <text:list-item>
          <text:p text:style-name="P5">Add message to log file</text:p>
        </text:list-item>
        <text:list-item>
          <text:p text:style-name="P5">User is given option to return to Reviewer Home<text:change-end text:change-id="ct305503256"/><text:change-start text:change-id="ct300819680"/></text:p>
        </text:list-item>
      </text:list>
      <text:p text:style-name="P17">Alternative Course (error)</text:p>
      <text:list xml:id="list7299907565323556593" text:style-name="L9">
        <text:list-item>
          <text:p text:style-name="P18"><text:span text:style-name="T4">If </text:span><text:change-end text:change-id="ct300819680"/><text:change-start text:change-id="ct305503360"/><text:span text:style-name="T4">input data is not valid, print error message.</text:span></text:p>
        </text:list-item>
        <text:list-item>
          <text:p text:style-name="P18"><text:span text:style-name="T4">(ERROR) message is added to log file</text:span></text:p>
        </text:list-item>
        <text:list-item>
          <text:p text:style-name="P18"><text:span text:style-name="T4">User is given option to return to </text:span><text:change-end text:change-id="ct305503360"/><text:change-start text:change-id="ct305503672"/><text:span text:style-name="T4">Step #1 of normal course</text:span><text:change-end text:change-id="ct305503672"/></text:p>
        </text:list-item>
      </text:list>
      <text:p text:style-name="P2"><text:span text:style-name="T1">Post conditions</text:span><text:change text:change-id="ct305503568"/></text:p>
      <text:list xml:id="list1699209367964732893" text:style-name="L10">
        <text:list-item>
          <text:p text:style-name="P12"><text:change text:change-id="ct305503880"/>Data is updated<text:change-start text:change-id="ct305504296"/></text:p>
        </text:list-item>
        <text:list-item>
          <text:p text:style-name="P12"><text:change-end text:change-id="ct305504296"/><text:change text:change-id="ct305504192"/><text:change-start text:change-id="ct305504088"/>User is <text:change-end text:change-id="ct305504088"/><text:change text:change-id="ct305503984"/><text:change-start text:change-id="ct305503776"/>dir<text:change-end text:change-id="ct305503776"/><text:change-start text:change-id="ct305504400"/>ected <text:change-end text:change-id="ct305504400"/>back to <text:change-start text:change-id="ct305504504"/>reviewer <text:change-end text:change-id="ct305504504"/>home page</text:p>
        </text:list-item>
      </text:list>
      <text:p text:style-name="P2"/>
      <text:p text:style-name="P2"/>
      <text:p text:style-name="P2"/>
      <text:p text:style-name="P2"/>
      <text:p text:style-name="P2"><text:change-start text:change-id="ct305505128"/><text:span text:style-name="T1"/></text:p>
      <text:p text:style-name="P3"><text:bookmark text:name="_GoBack"/><text:change-end text:change-id="ct305505128"/><text:change text:change-id="ct305503048"/><text:span text:style-name="T1">Use Case: </text:span><text:change text:change-id="ct305504816"/><text:change-start text:change-id="ct305505232"/><text:span text:style-name="T4">View Reviewing</text:span><text:change-end text:change-id="ct305505232"/><text:change-start text:change-id="ct305515216"/><text:span text:style-name="T4"> Assignment</text:span><text:change-end text:change-id="ct305515216"/><text:change-start text:change-id="ct305516048"/><text:span text:style-name="T4"><text:tab/><text:tab/><text:tab/><text:tab/></text:span><text:span text:style-name="T3">PRIORITY: <text:s/></text:span><text:span text:style-name="T4">HIGH</text:span></text:p>
      <text:p text:style-name="P17">Use Case #:<text:span text:style-name="T4"> <text:s/>R-5</text:span><text:change-end text:change-id="ct305516048"/></text:p>
      <text:p text:style-name="P2"><text:span text:style-name="T1">Actor:</text:span> Reviewer </text:p>
      <text:p text:style-name="P2"><text:span text:style-name="T1">Preconditions</text:span></text:p>
      <text:p text:style-name="P2">1. User is logged in<text:change text:change-id="ct305504920"/><text:change-start text:change-id="ct305505024"/> and selected View Reviewing Assignments<text:change-end text:change-id="ct305505024"/></text:p>
      <text:p text:style-name="P2"><text:span text:style-name="T1">Normal C</text:span><text:change-start text:change-id="ct305515528"/><text:span text:style-name="T1">ourse</text:span><text:change-end text:change-id="ct305515528"/><text:change-start text:change-id="ct305515320"/></text:p>
      <text:p text:style-name="P2"><text:change-end text:change-id="ct305515320"/>1. Display list of reviewing assignment<text:change-start text:change-id="ct305504712"/>s<text:change-end text:change-id="ct305504712"/> </text:p>
      <text:p text:style-name="P2">2. User selects assignment to view</text:p>
      <text:list xml:id="list34537282" text:continue-list="list34523410" text:style-name="L2">
        <text:list-item>
          <text:p text:style-name="P6">User download<text:change text:change-id="ct305515008"/><text:change-start text:change-id="ct305515632"/>s<text:change-end text:change-id="ct305515632"/> submitted pdf<text:change-start text:change-id="ct305515424"/></text:p>
        </text:list-item>
        <text:list-item>
          <text:p text:style-name="P6"><text:change-end text:change-id="ct305515424"/><text:change text:change-id="ct305515840"/><text:change-start text:change-id="ct305515944"/>Add message to log file<text:change-end text:change-id="ct305515944"/><text:change-start text:change-id="ct307964840"/></text:p>
        </text:list-item>
      </text:list>
      <text:p text:style-name="P17">Alternative Course (ERROR)</text:p>
      <text:list xml:id="list7398417969261123598" text:style-name="L12">
        <text:list-item>
          <text:p text:style-name="P24">Error in downloading <text:change-end text:change-id="ct307964840"/><text:change-start text:change-id="ct307964944"/>file should be reported to user (on screen) with appropriate details</text:p>
        </text:list-item>
        <text:list-item>
          <text:p text:style-name="P24">(ERROR) message added to log<text:change-end text:change-id="ct307964944"/><text:change-start text:change-id="ct307964736"/></text:p>
        </text:list-item>
        <text:list-item>
          <text:p text:style-name="P24">User is given option to return to list of reviewing assignments (Step #1 of normal course)<text:change-end text:change-id="ct307964736"/></text:p>
        </text:list-item>
      </text:list>
      <text:p text:style-name="P2"><text:span text:style-name="T1">Post conditions</text:span></text:p>
      <text:list xml:id="list3483734148312606328" text:style-name="L11">
        <text:list-item>
          <text:p text:style-name="P14">User will <text:change text:change-id="ct305516256"/><text:change-start text:change-id="ct305516152"/>have <text:change-end text:change-id="ct305516152"/>download<text:change text:change-id="ct305516360"/><text:change-start text:change-id="ct305515736"/>ed file (if no error)</text:p>
        </text:list-item>
        <text:list-item>
          <text:p text:style-name="P14">User will remain on Reviewing Assignment page<text:change-end text:change-id="ct305515736"/><text:change-start text:change-id="ct307964320"/></text:p>
        </text:list-item>
      </text:list>
      <text:p text:style-name="P2"/>
      <text:p text:style-name="P28">Use Case: <text:s/><text:change-end text:change-id="ct307964320"/><text:change-start text:change-id="ct307964216"/><text:span text:style-name="T4">Submit feedback for reviewing assignment (Submit Review)<text:tab/></text:span>PRIORITY:<text:span text:style-name="T4"> <text:s/>HIGH</text:span></text:p>
      <text:p text:style-name="P17">Use Case Number:<text:span text:style-name="T4"> <text:s/>R-6</text:span></text:p>
      <text:p text:style-name="P17">Actor:<text:span text:style-name="T4"> <text:s/>Reviewer</text:span></text:p>
      <text:p text:style-name="P17"><text:change-end text:change-id="ct307964216"/><text:change-start text:change-id="ct307964424"/>Preconditions: <text:s/></text:p>
      <text:list xml:id="list3978004842103221762" text:style-name="L13">
        <text:list-item>
          <text:p text:style-name="P25">User is logged in and selected View Reviewing Assignments</text:p>
        </text:list-item>
      </text:list>
      <text:p text:style-name="P17">Normal Course:</text:p>
      <text:p text:style-name="P2"><text:change-end text:change-id="ct307964424"/><text:change-start text:change-id="ct307963800"/>1. Display list of reviewing assignments </text:p>
      <text:list xml:id="list6658478035784472986" text:style-name="L14">
        <text:list-item>
          <text:p text:style-name="P15">User selects assignment for submitting feedback</text:p>
        </text:list-item>
        <text:list-item>
          <text:p text:style-name="P15">System displays reviewer feedback form <text:s/>(NEED DETAILS)<text:change-end text:change-id="ct307963800"/><text:change-start text:change-id="ct307963592"/></text:p>
        </text:list-item>
        <text:list-item>
          <text:p text:style-name="P15"><text:span text:style-name="T4">System accepts input for fields on reviewer feedback form</text:span></text:p>
        </text:list-item>
        <text:list-item>
          <text:p text:style-name="P15"><text:span text:style-name="T4">User submits feedback form</text:span></text:p>
        </text:list-item>
        <text:list-item>
          <text:p text:style-name="P15"><text:span text:style-name="T4">If inputs are validated, system provides success message to user</text:span></text:p>
        </text:list-item>
        <text:list-item>
          <text:p text:style-name="P15"><text:change-end text:change-id="ct307963592"/><text:change-start text:change-id="ct307964632"/><text:span text:style-name="T4">Message is added to log file</text:span></text:p>
        </text:list-item>
        <text:list-item>
          <text:p text:style-name="P15"><text:span text:style-name="T4">User is given option to return to View Reviewing Assignments (step #1)</text:span></text:p>
        </text:list-item>
      </text:list>
      <text:p text:style-name="P17">Alternative Course (ERROR):</text:p>
      <text:list xml:id="list3040141648034261000" text:style-name="L15">
        <text:list-item>
          <text:p text:style-name="P19"><text:span text:style-name="T4">If inputs are not valid, system gives appropriate error message to user</text:span></text:p>
        </text:list-item>
        <text:list-item>
          <text:p text:style-name="P19"><text:change-end text:change-id="ct307964632"/><text:change-start text:change-id="ct307958288"/><text:span text:style-name="T4">(ERROR) message added to log file</text:span></text:p>
        </text:list-item>
        <text:list-item>
          <text:p text:style-name="P19"><text:span text:style-name="T4">User is given option to correct invalid inputs (Step #3, with field pre-populated with previous inputs)</text:span><text:change-end text:change-id="ct307958288"/><text:change-start text:change-id="ct307964112"/></text:p>
        </text:list-item>
      </text:list>
      <text:p text:style-name="P17"><text:change-end text:change-id="ct307964112"/><text:change-start text:change-id="ct307963904"/>Post-conditions:</text:p>
      <text:list xml:id="list2604338387890558687" text:style-name="L16">
        <text:list-item>
          <text:p text:style-name="P20"><text:span text:style-name="T4">Reviewer feedback is submitted for given reviewing assignment</text:span></text:p>
        </text:list-item>
        <text:list-item>
          <text:p text:style-name="P20"><text:span text:style-name="T4">User will remain on View Reviewing Assignments page</text:span><text:change-end text:change-id="ct30796390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00016631</meta:initial-creator>
    <dc:creator>David Heise</dc:creator>
    <meta:editing-cycles>2</meta:editing-cycles>
    <meta:creation-date>2014-10-09T15:39:00</meta:creation-date>
    <dc:date>2014-10-31T14:38:11.22</dc:date>
    <meta:editing-duration>PT51M54S</meta:editing-duration>
    <meta:generator>OpenOffice/4.0.0$Win32 OpenOffice.org_project/400m3$Build-9702</meta:generator>
    <meta:document-statistic meta:table-count="0" meta:image-count="0" meta:object-count="0" meta:page-count="6" meta:paragraph-count="144" meta:word-count="823" meta:character-count="48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